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10-02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6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1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54181818181818" calcext:value-type="float">
            <text:p>-0.05541818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42030344827586" calcext:value-type="float">
            <text:p>0.074203034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3272275862069" calcext:value-type="float">
            <text:p>0.0632722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02" calcext:value-type="float">
            <text:p>0.0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39928" calcext:value-type="float">
            <text:p>-0.04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6702206896552" calcext:value-type="float">
            <text:p>-0.1267022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436413793103" calcext:value-type="float">
            <text:p>-0.1284364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13764" calcext:value-type="float">
            <text:p>-0.141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84819310344828" calcext:value-type="float">
            <text:p>-0.098481931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24232258064516" calcext:value-type="float">
            <text:p>-0.092423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99449032258064" calcext:value-type="float">
            <text:p>-0.0999449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98144" calcext:value-type="float">
            <text:p>-0.08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533677419355" calcext:value-type="float">
            <text:p>-0.10353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6492" calcext:value-type="float">
            <text:p>-0.1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996903225807" calcext:value-type="float">
            <text:p>-0.134996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4221935483871" calcext:value-type="float">
            <text:p>-0.10422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99896" calcext:value-type="float">
            <text:p>-0.11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1757419354839" calcext:value-type="float">
            <text:p>-0.0541757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4544" calcext:value-type="float">
            <text:p>0.00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0387096774194" calcext:value-type="float">
            <text:p>0.0270387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0525714285714" calcext:value-type="float">
            <text:p>0.0940525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6541161290323" calcext:value-type="float">
            <text:p>0.12654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821535483871" calcext:value-type="float">
            <text:p>0.24821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57704" calcext:value-type="float">
            <text:p>0.24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8920903225806" calcext:value-type="float">
            <text:p>0.288920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77312" calcext:value-type="float">
            <text:p>0.2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741677419355" calcext:value-type="float">
            <text:p>0.24374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7420129032258" calcext:value-type="float">
            <text:p>0.22742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33472" calcext:value-type="float">
            <text:p>0.2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986322580645" calcext:value-type="float">
            <text:p>0.24698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18408" calcext:value-type="float">
            <text:p>0.35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428516129032" calcext:value-type="float">
            <text:p>0.41742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153428571429" calcext:value-type="float">
            <text:p>0.411153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0271225806452" calcext:value-type="float">
            <text:p>0.40027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049032258064" calcext:value-type="float">
            <text:p>0.466049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0944" calcext:value-type="float">
            <text:p>0.4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048516129032" calcext:value-type="float">
            <text:p>0.42504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048516129032" calcext:value-type="float">
            <text:p>0.42504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5048258064516" calcext:value-type="float">
            <text:p>0.59504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8376" calcext:value-type="float">
            <text:p>0.55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385548387097" calcext:value-type="float">
            <text:p>0.528385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5376" calcext:value-type="float">
            <text:p>0.5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0201548387097" calcext:value-type="float">
            <text:p>0.58020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5582142857143" calcext:value-type="float">
            <text:p>0.575582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650322580645" calcext:value-type="float">
            <text:p>0.60665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2676903225806" calcext:value-type="float">
            <text:p>0.622676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298" calcext:value-type="float">
            <text:p>0.606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218322580645" calcext:value-type="float">
            <text:p>0.579218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7596" calcext:value-type="float">
            <text:p>0.5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8226451612903" calcext:value-type="float">
            <text:p>0.558226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806580645161" calcext:value-type="float">
            <text:p>0.541806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039741935484" calcext:value-type="float">
            <text:p>0.490039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82056" calcext:value-type="float">
            <text:p>0.5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3610967741935" calcext:value-type="float">
            <text:p>0.623610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0951172413793" calcext:value-type="float">
            <text:p>0.6209511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4406193548387" calcext:value-type="float">
            <text:p>0.644406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2552923076923" calcext:value-type="float">
            <text:p>0.67255292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312288" calcext:value-type="float">
            <text:p>0.66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5050153846154" calcext:value-type="float">
            <text:p>0.66505015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580512" calcext:value-type="float">
            <text:p>0.66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690461538462" calcext:value-type="float">
            <text:p>0.60069046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2304" calcext:value-type="float">
            <text:p>0.6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7482285714286" calcext:value-type="float">
            <text:p>0.647482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5740571428571" calcext:value-type="float">
            <text:p>0.645740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732" calcext:value-type="float">
            <text:p>0.64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4304" calcext:value-type="float">
            <text:p>0.6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071022633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78" calcext:value-type="float">
            <text:p>0.65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46" meta:object-count="0"/>
    <meta:user-defined meta:name="AppVersion">3.0</meta:user-defined>
  </office:meta>
</office:document-meta>
</file>